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5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111">
      <style:text-properties fo:font-size="9pt" style:font-size-asian="9pt" style:font-size-complex="9pt"/>
    </style:style>
    <style:style style:name="ce10" style:family="table-cell" style:parent-style-name="Default" style:data-style-name="N111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1" style:family="table-cell" style:parent-style-name="Default" style:data-style-name="N111"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7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18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 style:data-style-name="N111">
      <style:text-properties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 style:data-style-name="N111">
      <style:table-cell-properties fo:border-bottom="none" fo:border-left="none" fo:border-right="none" fo:border-top="0.06pt solid #000000"/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shapes>
          <draw:frame draw:z-index="0" draw:style-name="gr1" svg:width="21.551cm" svg:height="7.874cm" svg:x="19.408cm" svg:y="0.253cm">
            <draw:object draw:notify-on-update-of-ranges="Sheet1.C23:Sheet1.N23 Sheet1.C29:Sheet1.N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3.636cm" svg:height="33.45cm" svg:x="2.706cm" svg:y="31.375cm">
            <draw:object draw:notify-on-update-of-ranges="Sheet1.B35:Sheet1.B80 Sheet1.D35:Sheet1.D8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 table:number-columns-spanned="2" table:number-rows-spanned="1">
            <text:p>Monatliches Nettoeinkommen</text:p>
          </table:table-cell>
          <table:covered-table-cell/>
          <table:table-cell/>
          <table:table-cell table:style-name="ce8" office:value-type="string" table:number-columns-spanned="3" table:number-rows-spanned="1">
            <text:p>Monatliche Ausgaben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Monatliches Bruttoeinkommen</text:p>
          </table:table-cell>
          <table:table-cell table:style-name="ce9" office:value-type="currency" office:currency="CHF" office:value="5000">
            <office:annotation draw:style-name="gr2" draw:text-style-name="P1" svg:width="2.899cm" svg:height="1.386cm" svg:x="10.56cm" svg:y="0.016cm" draw:caption-point-x="-0.61cm" draw:caption-point-y="1.51cm">
              <dc:date>2014-01-06T00:00:00</dc:date>
              <text:p text:style-name="P1">In diesem Feld den Lohn eintragen</text:p>
            </office:annotation>
            <text:p>SFr. 5'000</text:p>
          </table:table-cell>
          <table:table-cell/>
          <table:table-cell table:style-name="ce12" office:value-type="string" table:number-columns-spanned="2" table:number-rows-spanned="1">
            <text:p>Ausgaben</text:p>
          </table:table-cell>
          <table:covered-table-cell table:style-name="ce3"/>
          <table:table-cell table:style-name="ce7" office:value-type="string">
            <text:p>Kosten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onatliches Nettoeinkommen</text:p>
          </table:table-cell>
          <table:table-cell table:style-name="ce9" table:formula="of:=ROUND(([.C5]-([.C5]*0.12))/10;0)*10" office:value-type="currency" office:currency="CHF" office:value="4400">
            <text:p>SFr. 4'400</text:p>
          </table:table-cell>
          <table:table-cell/>
          <table:table-cell table:style-name="ce5" office:value-type="string" table:number-columns-spanned="2" table:number-rows-spanned="1">
            <text:p>Miete</text:p>
          </table:table-cell>
          <table:covered-table-cell table:style-name="ce15"/>
          <table:table-cell table:style-name="ce16" office:value-type="currency" office:currency="CHF" office:value="1500">
            <text:p>SFr. 1'500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string">
            <text:p>Weitere monatliche Einkünfte</text:p>
          </table:table-cell>
          <table:table-cell table:style-name="ce10"/>
          <table:table-cell/>
          <table:table-cell table:style-name="ce5" office:value-type="string" table:number-columns-spanned="2" table:number-rows-spanned="1">
            <text:p>Futter</text:p>
          </table:table-cell>
          <table:covered-table-cell table:style-name="ce15"/>
          <table:table-cell table:style-name="ce16" office:value-type="currency" office:currency="CHF" office:value="900">
            <text:p>SFr. 900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Verfügbares Bargeld</text:p>
          </table:table-cell>
          <table:table-cell table:style-name="ce11" table:formula="of:=SUM([.C6:.C7])" office:value-type="currency" office:currency="CHF" office:value="4400">
            <text:p>SFr. 4'400</text:p>
          </table:table-cell>
          <table:table-cell/>
          <table:table-cell table:style-name="ce5" office:value-type="string" table:number-columns-spanned="2" table:number-rows-spanned="1">
            <text:p>Steuern</text:p>
          </table:table-cell>
          <table:covered-table-cell table:style-name="ce15"/>
          <table:table-cell table:style-name="ce16" office:value-type="currency" office:currency="CHF" office:value="800">
            <text:p>SFr. 80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5" table:number-columns-spanned="2" table:number-rows-spanned="1"/>
          <table:covered-table-cell table:style-name="ce15"/>
          <table:table-cell table:style-name="ce16"/>
          <table:table-cell table:number-columns-repeated="1017"/>
        </table:table-row>
        <table:table-row table:style-name="ro3">
          <table:table-cell table:number-columns-repeated="4"/>
          <table:table-cell table:style-name="ce5" table:number-columns-spanned="2" table:number-rows-spanned="1"/>
          <table:covered-table-cell table:style-name="ce15"/>
          <table:table-cell table:style-name="ce16"/>
          <table:table-cell table:number-columns-repeated="1017"/>
        </table:table-row>
        <table:table-row table:style-name="ro3">
          <table:table-cell table:number-columns-repeated="4"/>
          <table:table-cell table:style-name="ce5" office:value-type="string" table:number-columns-spanned="2" table:number-rows-spanned="1">
            <text:p>Widerstand: Avaaz, Torservers, ...</text:p>
          </table:table-cell>
          <table:covered-table-cell table:style-name="ce15"/>
          <table:table-cell table:style-name="ce16" office:value-type="currency" office:currency="CHF" office:value="200">
            <text:p>SFr. 20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5" office:value-type="string" table:number-columns-spanned="2" table:number-rows-spanned="1">
            <text:p>Krankenkasse</text:p>
          </table:table-cell>
          <table:covered-table-cell table:style-name="ce15"/>
          <table:table-cell table:style-name="ce16" office:value-type="currency" office:currency="CHF" office:value="190">
            <text:p>SFr. 19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string">
            <text:p>Das bleibt übrig pro Monat:</text:p>
          </table:table-cell>
          <table:table-cell table:style-name="ce11" table:formula="of:=[.C8]-[.G18]" office:value-type="currency" office:currency="CHF" office:value="408">
            <text:p>SFr. 408</text:p>
          </table:table-cell>
          <table:table-cell/>
          <table:table-cell table:style-name="ce5" office:value-type="string" table:number-columns-spanned="2" table:number-rows-spanned="1">
            <text:p>Wehrpflichtersatz</text:p>
          </table:table-cell>
          <table:covered-table-cell table:style-name="ce15"/>
          <table:table-cell table:style-name="ce16" office:value-type="currency" office:currency="CHF" office:value="150">
            <text:p>SFr. 15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5" office:value-type="string" table:number-columns-spanned="2" table:number-rows-spanned="1">
            <text:p>Abo</text:p>
          </table:table-cell>
          <table:covered-table-cell table:style-name="ce15"/>
          <table:table-cell table:style-name="ce16" office:value-type="currency" office:currency="CHF" office:value="100">
            <text:p>SFr. 10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5" office:value-type="string" table:number-columns-spanned="2" table:number-rows-spanned="1">
            <text:p>Internet</text:p>
          </table:table-cell>
          <table:covered-table-cell table:style-name="ce15"/>
          <table:table-cell table:style-name="ce16" office:value-type="currency" office:currency="CHF" office:value="80">
            <text:p>SFr. 8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5" office:value-type="string" table:number-columns-spanned="2" table:number-rows-spanned="1">
            <text:p>CCCZH</text:p>
          </table:table-cell>
          <table:covered-table-cell table:style-name="ce15"/>
          <table:table-cell table:style-name="ce16" office:value-type="currency" office:currency="CHF" office:value="42">
            <text:p>SFr. 42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3" office:value-type="string" table:number-columns-spanned="2" table:number-rows-spanned="1">
            <text:p>Hosting</text:p>
          </table:table-cell>
          <table:covered-table-cell table:style-name="ce15"/>
          <table:table-cell table:style-name="ce17" office:value-type="currency" office:currency="CHF" office:value="30">
            <text:p>SFr. 3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4" office:value-type="string" table:number-columns-spanned="2" table:number-rows-spanned="1">
            <text:p>Gesamt</text:p>
          </table:table-cell>
          <table:covered-table-cell table:style-name="ce15"/>
          <table:table-cell table:style-name="ce18" table:formula="of:=SUM([.G6:.G17])" office:value-type="currency" office:currency="CHF" office:value="3992">
            <text:p>SFr. 3'992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4" table:number-columns-repeated="3"/>
          <table:table-cell/>
          <table:table-cell table:style-name="ce15" table:number-columns-repeated="2"/>
          <table:table-cell table:style-name="ce9"/>
          <table:table-cell table:number-columns-repeated="1013"/>
        </table:table-row>
        <table:table-row table:style-name="ro3">
          <table:table-cell table:number-columns-repeated="4"/>
          <table:table-cell table:style-name="ce4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string">
            <text:p>Jährliches Budget nach Monaten</text:p>
          </table:table-cell>
          <table:table-cell table:number-columns-repeated="8"/>
          <table:table-cell table:style-name="ce15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>
            <text:p>Einkünfte und Ausgaben</text:p>
          </table:table-cell>
          <table:table-cell table:style-name="ce7" office:value-type="string">
            <text:p>Januar</text:p>
          </table:table-cell>
          <table:table-cell table:style-name="ce7" office:value-type="string">
            <text:p>Februar</text:p>
          </table:table-cell>
          <table:table-cell table:style-name="ce7" office:value-type="string">
            <text:p>März</text:p>
          </table:table-cell>
          <table:table-cell table:style-name="ce7" office:value-type="string">
            <text:p>April</text:p>
          </table:table-cell>
          <table:table-cell table:style-name="ce7" office:value-type="string">
            <text:p>Mai</text:p>
          </table:table-cell>
          <table:table-cell table:style-name="ce7" office:value-type="string">
            <text:p>Juni</text:p>
          </table:table-cell>
          <table:table-cell table:style-name="ce7" office:value-type="string">
            <text:p>Juli</text:p>
          </table:table-cell>
          <table:table-cell table:style-name="ce7" office:value-type="string">
            <text:p>August</text:p>
          </table:table-cell>
          <table:table-cell table:style-name="ce7" office:value-type="string">
            <text:p>September</text:p>
          </table:table-cell>
          <table:table-cell table:style-name="ce7" office:value-type="string">
            <text:p>Oktober</text:p>
          </table:table-cell>
          <table:table-cell table:style-name="ce7" office:value-type="string">
            <text:p>November</text:p>
          </table:table-cell>
          <table:table-cell table:style-name="ce7" office:value-type="string">
            <text:p>Dezember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Kontostand des Vormonats</text:p>
          </table:table-cell>
          <table:table-cell table:style-name="ce9" office:value-type="currency" office:currency="CHF" office:value="5000">
            <office:annotation draw:style-name="gr2" draw:text-style-name="P1" svg:width="2.899cm" svg:height="1.781cm" svg:x="10.56cm" svg:y="7.222cm" draw:caption-point-x="-0.61cm" draw:caption-point-y="1.51cm">
              <dc:date>2014-01-06T00:00:00</dc:date>
              <text:p text:style-name="P1">Hier den Kontostand des Vormonats eintragen</text:p>
            </office:annotation>
            <text:p>SFr. 5'000</text:p>
          </table:table-cell>
          <table:table-cell table:style-name="ce9" table:formula="of:=[.C29]" office:value-type="currency" office:currency="CHF" office:value="5708">
            <text:p>SFr. 5'708</text:p>
          </table:table-cell>
          <table:table-cell table:style-name="ce9" table:formula="of:=[.D29]" office:value-type="currency" office:currency="CHF" office:value="6116">
            <text:p>SFr. 6'116</text:p>
          </table:table-cell>
          <table:table-cell table:style-name="ce9" table:formula="of:=[.E29]" office:value-type="currency" office:currency="CHF" office:value="2974">
            <text:p>SFr. 2'974</text:p>
          </table:table-cell>
          <table:table-cell table:style-name="ce9" table:formula="of:=[.F29]" office:value-type="currency" office:currency="CHF" office:value="3382">
            <text:p>SFr. 3'382</text:p>
          </table:table-cell>
          <table:table-cell table:style-name="ce9" table:formula="of:=[.G29]" office:value-type="currency" office:currency="CHF" office:value="3790">
            <text:p>SFr. 3'790</text:p>
          </table:table-cell>
          <table:table-cell table:style-name="ce9" table:formula="of:=[.H29]" office:value-type="currency" office:currency="CHF" office:value="4198">
            <text:p>SFr. 4'198</text:p>
          </table:table-cell>
          <table:table-cell table:style-name="ce9" table:formula="of:=[.I29]" office:value-type="currency" office:currency="CHF" office:value="4606">
            <text:p>SFr. 4'606</text:p>
          </table:table-cell>
          <table:table-cell table:style-name="ce9" table:formula="of:=[.J29]" office:value-type="currency" office:currency="CHF" office:value="5014">
            <text:p>SFr. 5'014</text:p>
          </table:table-cell>
          <table:table-cell table:style-name="ce9" table:formula="of:=[.K29]" office:value-type="currency" office:currency="CHF" office:value="5422">
            <text:p>SFr. 5'422</text:p>
          </table:table-cell>
          <table:table-cell table:style-name="ce9" table:formula="of:=[.L29]" office:value-type="currency" office:currency="CHF" office:value="5830">
            <text:p>SFr. 5'830</text:p>
          </table:table-cell>
          <table:table-cell table:style-name="ce9" table:formula="of:=[.M29]" office:value-type="currency" office:currency="CHF" office:value="5938">
            <text:p>SFr. 5'938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Verfügbares Bargeld</text:p>
          </table:table-cell>
          <table:table-cell table:style-name="ce9" table:formula="of:=[.$C$8]" office:value-type="currency" office:currency="CHF" office:value="4400">
            <text:p>SFr. 4'400</text:p>
          </table:table-cell>
          <table:table-cell table:style-name="ce9" table:formula="of:=[.$C$8]" office:value-type="currency" office:currency="CHF" office:value="4400">
            <text:p>SFr. 4'400</text:p>
          </table:table-cell>
          <table:table-cell table:style-name="ce9" table:formula="of:=[.$C$8]" office:value-type="currency" office:currency="CHF" office:value="4400">
            <text:p>SFr. 4'400</text:p>
          </table:table-cell>
          <table:table-cell table:style-name="ce9" table:formula="of:=[.$C$8]" office:value-type="currency" office:currency="CHF" office:value="4400">
            <text:p>SFr. 4'400</text:p>
          </table:table-cell>
          <table:table-cell table:style-name="ce9" table:formula="of:=[.$C$8]" office:value-type="currency" office:currency="CHF" office:value="4400">
            <text:p>SFr. 4'400</text:p>
          </table:table-cell>
          <table:table-cell table:style-name="ce9" table:formula="of:=[.$C$8]" office:value-type="currency" office:currency="CHF" office:value="4400">
            <text:p>SFr. 4'400</text:p>
          </table:table-cell>
          <table:table-cell table:style-name="ce9" table:formula="of:=[.$C$8]" office:value-type="currency" office:currency="CHF" office:value="4400">
            <text:p>SFr. 4'400</text:p>
          </table:table-cell>
          <table:table-cell table:style-name="ce9" table:formula="of:=[.$C$8]" office:value-type="currency" office:currency="CHF" office:value="4400">
            <text:p>SFr. 4'400</text:p>
          </table:table-cell>
          <table:table-cell table:style-name="ce9" table:formula="of:=[.$C$8]" office:value-type="currency" office:currency="CHF" office:value="4400">
            <text:p>SFr. 4'400</text:p>
          </table:table-cell>
          <table:table-cell table:style-name="ce9" table:formula="of:=[.$C$8]" office:value-type="currency" office:currency="CHF" office:value="4400">
            <text:p>SFr. 4'400</text:p>
          </table:table-cell>
          <table:table-cell table:style-name="ce9" table:formula="of:=[.$C$8]" office:value-type="currency" office:currency="CHF" office:value="4400">
            <text:p>SFr. 4'400</text:p>
          </table:table-cell>
          <table:table-cell table:style-name="ce9" table:formula="of:=[.$C$8]" office:value-type="currency" office:currency="CHF" office:value="4400">
            <text:p>SFr. 4'400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Zusätzliches Einkommen</text:p>
          </table:table-cell>
          <table:table-cell table:style-name="ce9" table:formula="of:=SUMIF([.$M$35:.$M$79];[.C23];[.$N$35:.$N$79])" office:value-type="currency" office:currency="CHF" office:value="300">
            <text:p>SFr. 300</text:p>
          </table:table-cell>
          <table:table-cell table:style-name="ce9" table:formula="of:=SUMIF([.$M$35:.$M$79];[.D23];[.$N$35:.$N$79])" office:value-type="currency" office:currency="CHF" office:value="0">
            <text:p>SFr. 0</text:p>
          </table:table-cell>
          <table:table-cell table:style-name="ce9" table:formula="of:=SUMIF([.$M$35:.$M$79];[.E23];[.$N$35:.$N$79])" office:value-type="currency" office:currency="CHF" office:value="0">
            <text:p>SFr. 0</text:p>
          </table:table-cell>
          <table:table-cell table:style-name="ce9" table:formula="of:=SUMIF([.$M$35:.$M$79];[.F23];[.$N$35:.$N$79])" office:value-type="currency" office:currency="CHF" office:value="0">
            <text:p>SFr. 0</text:p>
          </table:table-cell>
          <table:table-cell table:style-name="ce9" table:formula="of:=SUMIF([.$M$35:.$M$79];[.G23];[.$N$35:.$N$79])" office:value-type="currency" office:currency="CHF" office:value="0">
            <text:p>SFr. 0</text:p>
          </table:table-cell>
          <table:table-cell table:style-name="ce9" table:formula="of:=SUMIF([.$M$35:.$M$79];[.H23];[.$N$35:.$N$79])" office:value-type="currency" office:currency="CHF" office:value="0">
            <text:p>SFr. 0</text:p>
          </table:table-cell>
          <table:table-cell table:style-name="ce9" table:formula="of:=SUMIF([.$M$35:.$M$79];[.I23];[.$N$35:.$N$79])" office:value-type="currency" office:currency="CHF" office:value="0">
            <text:p>SFr. 0</text:p>
          </table:table-cell>
          <table:table-cell table:style-name="ce9" table:formula="of:=SUMIF([.$M$35:.$M$79];[.J23];[.$N$35:.$N$79])" office:value-type="currency" office:currency="CHF" office:value="0">
            <text:p>SFr. 0</text:p>
          </table:table-cell>
          <table:table-cell table:style-name="ce9" table:formula="of:=SUMIF([.$M$35:.$M$79];[.K23];[.$N$35:.$N$79])" office:value-type="currency" office:currency="CHF" office:value="0">
            <text:p>SFr. 0</text:p>
          </table:table-cell>
          <table:table-cell table:style-name="ce9" table:formula="of:=SUMIF([.$M$35:.$M$79];[.L23];[.$N$35:.$N$79])" office:value-type="currency" office:currency="CHF" office:value="0">
            <text:p>SFr. 0</text:p>
          </table:table-cell>
          <table:table-cell table:style-name="ce9" table:formula="of:=SUMIF([.$M$35:.$M$79];[.M23];[.$N$35:.$N$79])" office:value-type="currency" office:currency="CHF" office:value="0">
            <text:p>SFr. 0</text:p>
          </table:table-cell>
          <table:table-cell table:style-name="ce9" table:formula="of:=SUMIF([.$M$35:.$M$79];[.N23];[.$N$35:.$N$79])" office:value-type="currency" office:currency="CHF" office:value="0">
            <text:p>SFr. 0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Monatliche Ausgaben</text:p>
          </table:table-cell>
          <table:table-cell table:style-name="ce9" table:formula="of:=[.$G$18]" office:value-type="currency" office:currency="CHF" office:value="3992">
            <text:p>SFr. 3'992</text:p>
          </table:table-cell>
          <table:table-cell table:style-name="ce9" table:formula="of:=[.$G$18]" office:value-type="currency" office:currency="CHF" office:value="3992">
            <text:p>SFr. 3'992</text:p>
          </table:table-cell>
          <table:table-cell table:style-name="ce9" table:formula="of:=[.$G$18]" office:value-type="currency" office:currency="CHF" office:value="3992">
            <text:p>SFr. 3'992</text:p>
          </table:table-cell>
          <table:table-cell table:style-name="ce9" table:formula="of:=[.$G$18]" office:value-type="currency" office:currency="CHF" office:value="3992">
            <text:p>SFr. 3'992</text:p>
          </table:table-cell>
          <table:table-cell table:style-name="ce9" table:formula="of:=[.$G$18]" office:value-type="currency" office:currency="CHF" office:value="3992">
            <text:p>SFr. 3'992</text:p>
          </table:table-cell>
          <table:table-cell table:style-name="ce9" table:formula="of:=[.$G$18]" office:value-type="currency" office:currency="CHF" office:value="3992">
            <text:p>SFr. 3'992</text:p>
          </table:table-cell>
          <table:table-cell table:style-name="ce9" table:formula="of:=[.$G$18]" office:value-type="currency" office:currency="CHF" office:value="3992">
            <text:p>SFr. 3'992</text:p>
          </table:table-cell>
          <table:table-cell table:style-name="ce9" table:formula="of:=[.$G$18]" office:value-type="currency" office:currency="CHF" office:value="3992">
            <text:p>SFr. 3'992</text:p>
          </table:table-cell>
          <table:table-cell table:style-name="ce9" table:formula="of:=[.$G$18]" office:value-type="currency" office:currency="CHF" office:value="3992">
            <text:p>SFr. 3'992</text:p>
          </table:table-cell>
          <table:table-cell table:style-name="ce9" table:formula="of:=[.$G$18]" office:value-type="currency" office:currency="CHF" office:value="3992">
            <text:p>SFr. 3'992</text:p>
          </table:table-cell>
          <table:table-cell table:style-name="ce9" table:formula="of:=[.$G$18]" office:value-type="currency" office:currency="CHF" office:value="3992">
            <text:p>SFr. 3'992</text:p>
          </table:table-cell>
          <table:table-cell table:style-name="ce9" table:formula="of:=[.$G$18]" office:value-type="currency" office:currency="CHF" office:value="3992">
            <text:p>SFr. 3'992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>
            <text:p>Geplante Ausgaben</text:p>
          </table:table-cell>
          <table:table-cell table:style-name="ce10" table:formula="of:=SUMIF([.$C$35:.$C$80];[.C23];[.$D$35:.$D$80])" office:value-type="currency" office:currency="CHF" office:value="0">
            <text:p>SFr. 0</text:p>
          </table:table-cell>
          <table:table-cell table:style-name="ce10" table:formula="of:=SUMIF([.$C$35:.$C$80];[.D23];[.$D$35:.$D$80])" office:value-type="currency" office:currency="CHF" office:value="0">
            <text:p>SFr. 0</text:p>
          </table:table-cell>
          <table:table-cell table:style-name="ce10" table:formula="of:=SUMIF([.$C$35:.$C$80];[.E23];[.$D$35:.$D$80])" office:value-type="currency" office:currency="CHF" office:value="3550">
            <text:p>SFr. 3'550</text:p>
          </table:table-cell>
          <table:table-cell table:style-name="ce10" table:formula="of:=SUMIF([.$C$35:.$C$80];[.F23];[.$D$35:.$D$80])" office:value-type="currency" office:currency="CHF" office:value="0">
            <text:p>SFr. 0</text:p>
          </table:table-cell>
          <table:table-cell table:style-name="ce10" table:formula="of:=SUMIF([.$C$35:.$C$80];[.G23];[.$D$35:.$D$80])" office:value-type="currency" office:currency="CHF" office:value="0">
            <text:p>SFr. 0</text:p>
          </table:table-cell>
          <table:table-cell table:style-name="ce10" table:formula="of:=SUMIF([.$C$35:.$C$80];[.H23];[.$D$35:.$D$80])" office:value-type="currency" office:currency="CHF" office:value="0">
            <text:p>SFr. 0</text:p>
          </table:table-cell>
          <table:table-cell table:style-name="ce10" table:formula="of:=SUMIF([.$C$35:.$C$80];[.I23];[.$D$35:.$D$80])" office:value-type="currency" office:currency="CHF" office:value="0">
            <text:p>SFr. 0</text:p>
          </table:table-cell>
          <table:table-cell table:style-name="ce10" table:formula="of:=SUMIF([.$C$35:.$C$80];[.J23];[.$D$35:.$D$80])" office:value-type="currency" office:currency="CHF" office:value="0">
            <text:p>SFr. 0</text:p>
          </table:table-cell>
          <table:table-cell table:style-name="ce10" table:formula="of:=SUMIF([.$C$35:.$C$80];[.K23];[.$D$35:.$D$80])" office:value-type="currency" office:currency="CHF" office:value="0">
            <text:p>SFr. 0</text:p>
          </table:table-cell>
          <table:table-cell table:style-name="ce10" table:formula="of:=SUMIF([.$C$35:.$C$80];[.L23];[.$D$35:.$D$80])" office:value-type="currency" office:currency="CHF" office:value="0">
            <text:p>SFr. 0</text:p>
          </table:table-cell>
          <table:table-cell table:style-name="ce10" table:formula="of:=SUMIF([.$C$35:.$C$80];[.M23];[.$D$35:.$D$80])" office:value-type="currency" office:currency="CHF" office:value="300">
            <text:p>SFr. 300</text:p>
          </table:table-cell>
          <table:table-cell table:style-name="ce10" table:formula="of:=SUMIF([.$C$35:.$C$80];[.N23];[.$D$35:.$D$80])" office:value-type="currency" office:currency="CHF" office:value="800">
            <text:p>SFr. 800</text:p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>
            <text:p>Kontostand am 27.</text:p>
          </table:table-cell>
          <table:table-cell table:style-name="ce11" table:formula="of:=SUM([.C24:.C26])-[.C27]-[.C28]" office:value-type="currency" office:currency="CHF" office:value="5708">
            <text:p>SFr. 5'708</text:p>
          </table:table-cell>
          <table:table-cell table:style-name="ce11" table:formula="of:=SUM([.D24:.D26])-[.D27]-[.D28]" office:value-type="currency" office:currency="CHF" office:value="6116">
            <text:p>SFr. 6'116</text:p>
          </table:table-cell>
          <table:table-cell table:style-name="ce11" table:formula="of:=SUM([.E24:.E26])-[.E27]-[.E28]" office:value-type="currency" office:currency="CHF" office:value="2974">
            <text:p>SFr. 2'974</text:p>
          </table:table-cell>
          <table:table-cell table:style-name="ce11" table:formula="of:=SUM([.F24:.F26])-[.F27]-[.F28]" office:value-type="currency" office:currency="CHF" office:value="3382">
            <text:p>SFr. 3'382</text:p>
          </table:table-cell>
          <table:table-cell table:style-name="ce11" table:formula="of:=SUM([.G24:.G26])-[.G27]-[.G28]" office:value-type="currency" office:currency="CHF" office:value="3790">
            <text:p>SFr. 3'790</text:p>
          </table:table-cell>
          <table:table-cell table:style-name="ce11" table:formula="of:=SUM([.H24:.H26])-[.H27]-[.H28]" office:value-type="currency" office:currency="CHF" office:value="4198">
            <text:p>SFr. 4'198</text:p>
          </table:table-cell>
          <table:table-cell table:style-name="ce11" table:formula="of:=SUM([.I24:.I26])-[.I27]-[.I28]" office:value-type="currency" office:currency="CHF" office:value="4606">
            <text:p>SFr. 4'606</text:p>
          </table:table-cell>
          <table:table-cell table:style-name="ce11" table:formula="of:=SUM([.J24:.J26])-[.J27]-[.J28]" office:value-type="currency" office:currency="CHF" office:value="5014">
            <text:p>SFr. 5'014</text:p>
          </table:table-cell>
          <table:table-cell table:style-name="ce11" table:formula="of:=SUM([.K24:.K26])-[.K27]-[.K28]" office:value-type="currency" office:currency="CHF" office:value="5422">
            <text:p>SFr. 5'422</text:p>
          </table:table-cell>
          <table:table-cell table:style-name="ce11" table:formula="of:=SUM([.L24:.L26])-[.L27]-[.L28]" office:value-type="currency" office:currency="CHF" office:value="5830">
            <text:p>SFr. 5'830</text:p>
          </table:table-cell>
          <table:table-cell table:style-name="ce11" table:formula="of:=SUM([.M24:.M26])-[.M27]-[.M28]" office:value-type="currency" office:currency="CHF" office:value="5938">
            <text:p>SFr. 5'938</text:p>
          </table:table-cell>
          <table:table-cell table:style-name="ce11" table:formula="of:=SUM([.N24:.N26])-[.N27]-[.N28]" office:value-type="currency" office:currency="CHF" office:value="5546">
            <text:p>SFr. 5'546</text:p>
          </table:table-cell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8" office:value-type="string" table:number-columns-spanned="3" table:number-rows-spanned="1">
            <text:p>Geplante Ausgaben</text:p>
          </table:table-cell>
          <table:covered-table-cell table:number-columns-repeated="2"/>
          <table:table-cell table:number-columns-repeated="6"/>
          <table:table-cell table:style-name="ce19" office:value-type="string" table:number-columns-spanned="4" table:number-rows-spanned="1">
            <text:p>Zusätzliches Einkommen</text:p>
          </table:table-cell>
          <table:covered-table-cell table:style-name="ce22"/>
          <table:covered-table-cell table:number-columns-repeated="2" table:style-name="ce23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>
            <text:p>Ausgaben</text:p>
          </table:table-cell>
          <table:table-cell table:style-name="ce7" office:value-type="string">
            <text:p>Monat</text:p>
          </table:table-cell>
          <table:table-cell table:style-name="ce7" office:value-type="string">
            <text:p>Betrag</text:p>
          </table:table-cell>
          <table:table-cell table:number-columns-repeated="6"/>
          <table:table-cell table:style-name="ce7" office:value-type="string">
            <text:p>Details</text:p>
          </table:table-cell>
          <table:table-cell table:style-name="ce7"/>
          <table:table-cell table:style-name="ce7" office:value-type="string">
            <text:p>Monat</text:p>
          </table:table-cell>
          <table:table-cell table:style-name="ce7" office:value-type="string">
            <text:p>Betrag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9"/>
          <table:table-cell table:number-columns-repeated="9"/>
          <table:table-cell table:style-name="ce9"/>
          <table:table-cell table:number-columns-repeated="1010"/>
        </table:table-row>
        <table:table-row table:style-name="ro3">
          <table:table-cell table:number-columns-repeated="3"/>
          <table:table-cell table:style-name="ce9"/>
          <table:table-cell table:number-columns-repeated="6"/>
          <table:table-cell office:value-type="string">
            <text:p>Einzelauftrag</text:p>
          </table:table-cell>
          <table:table-cell/>
          <table:table-cell office:value-type="string">
            <text:p>Januar</text:p>
          </table:table-cell>
          <table:table-cell table:style-name="ce9" office:value-type="currency" office:currency="CHF" office:value="300">
            <text:p>SFr. 300</text:p>
          </table:table-cell>
          <table:table-cell table:number-columns-repeated="1010"/>
        </table:table-row>
        <table:table-row table:style-name="ro3" table:number-rows-repeated="2">
          <table:table-cell table:number-columns-repeated="3"/>
          <table:table-cell table:style-name="ce9"/>
          <table:table-cell table:number-columns-repeated="9"/>
          <table:table-cell table:style-name="ce9"/>
          <table:table-cell table:number-columns-repeated="1010"/>
        </table:table-row>
        <table:table-row table:style-name="ro3">
          <table:table-cell table:number-columns-repeated="3"/>
          <table:table-cell table:style-name="ce9"/>
          <table:table-cell table:number-columns-repeated="6"/>
          <table:table-cell table:style-name="ce20"/>
          <table:table-cell/>
          <table:table-cell table:style-name="ce20"/>
          <table:table-cell table:style-name="ce9"/>
          <table:table-cell table:number-columns-repeated="1010"/>
        </table:table-row>
        <table:table-row table:style-name="ro3">
          <table:table-cell table:number-columns-repeated="3"/>
          <table:table-cell table:style-name="ce9"/>
          <table:table-cell table:number-columns-repeated="9"/>
          <table:table-cell table:style-name="ce9"/>
          <table:table-cell table:number-columns-repeated="1010"/>
        </table:table-row>
        <table:table-row table:style-name="ro3">
          <table:table-cell/>
          <table:table-cell office:value-type="string">
            <text:p>GA</text:p>
          </table:table-cell>
          <table:table-cell office:value-type="string">
            <text:p>März</text:p>
          </table:table-cell>
          <table:table-cell table:style-name="ce9" office:value-type="currency" office:currency="CHF" office:value="3550">
            <text:p>SFr. 3'550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3">
          <table:table-cell table:number-columns-repeated="3"/>
          <table:table-cell table:style-name="ce9"/>
          <table:table-cell table:number-columns-repeated="9"/>
          <table:table-cell table:style-name="ce9"/>
          <table:table-cell table:number-columns-repeated="1010"/>
        </table:table-row>
        <table:table-row table:style-name="ro3" table:number-rows-repeated="2">
          <table:table-cell table:number-columns-repeated="3"/>
          <table:table-cell table:style-name="ce9"/>
          <table:table-cell table:number-columns-repeated="6"/>
          <table:table-cell table:style-name="ce20"/>
          <table:table-cell/>
          <table:table-cell table:style-name="ce20"/>
          <table:table-cell table:style-name="ce9"/>
          <table:table-cell table:number-columns-repeated="1010"/>
        </table:table-row>
        <table:table-row table:style-name="ro3" table:number-rows-repeated="8">
          <table:table-cell table:number-columns-repeated="3"/>
          <table:table-cell table:style-name="ce9"/>
          <table:table-cell table:number-columns-repeated="9"/>
          <table:table-cell table:style-name="ce9"/>
          <table:table-cell table:number-columns-repeated="1010"/>
        </table:table-row>
        <table:table-row table:style-name="ro3">
          <table:table-cell table:number-columns-repeated="3"/>
          <table:table-cell table:style-name="ce9"/>
          <table:table-cell table:number-columns-repeated="6"/>
          <table:table-cell table:style-name="Default" table:number-columns-repeated="3"/>
          <table:table-cell table:style-name="ce9"/>
          <table:table-cell table:number-columns-repeated="1010"/>
        </table:table-row>
        <table:table-row table:style-name="ro3">
          <table:table-cell table:number-columns-repeated="3"/>
          <table:table-cell table:style-name="ce9"/>
          <table:table-cell table:number-columns-repeated="9"/>
          <table:table-cell table:style-name="ce9"/>
          <table:table-cell table:number-columns-repeated="1010"/>
        </table:table-row>
        <table:table-row table:style-name="ro3" table:number-rows-repeated="2">
          <table:table-cell table:number-columns-repeated="3"/>
          <table:table-cell table:style-name="ce9"/>
          <table:table-cell table:number-columns-repeated="6"/>
          <table:table-cell table:style-name="Default" table:number-columns-repeated="3"/>
          <table:table-cell table:style-name="ce9"/>
          <table:table-cell table:number-columns-repeated="1010"/>
        </table:table-row>
        <table:table-row table:style-name="ro3" table:number-rows-repeated="3">
          <table:table-cell table:number-columns-repeated="3"/>
          <table:table-cell table:style-name="ce9"/>
          <table:table-cell table:number-columns-repeated="9"/>
          <table:table-cell table:style-name="ce9"/>
          <table:table-cell table:number-columns-repeated="1010"/>
        </table:table-row>
        <table:table-row table:style-name="ro3" table:number-rows-repeated="4">
          <table:table-cell/>
          <table:table-cell table:style-name="Default" table:number-columns-repeated="2"/>
          <table:table-cell table:style-name="ce9"/>
          <table:table-cell table:number-columns-repeated="9"/>
          <table:table-cell table:style-name="ce9"/>
          <table:table-cell table:number-columns-repeated="1010"/>
        </table:table-row>
        <table:table-row table:style-name="ro3" table:number-rows-repeated="6">
          <table:table-cell table:number-columns-repeated="3"/>
          <table:table-cell table:style-name="ce9"/>
          <table:table-cell table:number-columns-repeated="9"/>
          <table:table-cell table:style-name="ce9"/>
          <table:table-cell table:number-columns-repeated="1010"/>
        </table:table-row>
        <table:table-row table:style-name="ro3">
          <table:table-cell/>
          <table:table-cell office:value-type="string">
            <text:p>Sauna-Abo</text:p>
          </table:table-cell>
          <table:table-cell office:value-type="string">
            <text:p>November</text:p>
          </table:table-cell>
          <table:table-cell table:style-name="ce9" office:value-type="currency" office:currency="CHF" office:value="300">
            <text:p>SFr. 300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3">
          <table:table-cell/>
          <table:table-cell office:value-type="string">
            <text:p>Chaos Communication Congress</text:p>
          </table:table-cell>
          <table:table-cell office:value-type="string">
            <text:p>Dezember</text:p>
          </table:table-cell>
          <table:table-cell table:style-name="ce9" office:value-type="currency" office:currency="CHF" office:value="800">
            <text:p>SFr. 800</text:p>
          </table:table-cell>
          <table:table-cell table:number-columns-repeated="9"/>
          <table:table-cell table:style-name="ce9"/>
          <table:table-cell table:number-columns-repeated="1010"/>
        </table:table-row>
        <table:table-row table:style-name="ro3" table:number-rows-repeated="8">
          <table:table-cell table:number-columns-repeated="3"/>
          <table:table-cell table:style-name="ce9"/>
          <table:table-cell table:number-columns-repeated="9"/>
          <table:table-cell table:style-name="ce9"/>
          <table:table-cell table:number-columns-repeated="1010"/>
        </table:table-row>
        <table:table-row table:style-name="ro3">
          <table:table-cell/>
          <table:table-cell table:style-name="ce3" table:number-columns-repeated="2"/>
          <table:table-cell table:style-name="ce10"/>
          <table:table-cell table:number-columns-repeated="7"/>
          <table:table-cell table:style-name="ce20" table:number-columns-repeated="2"/>
          <table:table-cell table:style-name="ce24"/>
          <table:table-cell table:number-columns-repeated="1010"/>
        </table:table-row>
        <table:table-row table:style-name="ro3">
          <table:table-cell/>
          <table:table-cell table:style-name="ce4" office:value-type="string">
            <text:p>Gesamt</text:p>
          </table:table-cell>
          <table:table-cell table:style-name="ce4"/>
          <table:table-cell table:style-name="ce11" table:formula="of:=SUM([.D35:.D80])" office:value-type="currency" office:currency="CHF" office:value="4650">
            <text:p>SFr. 4'650</text:p>
          </table:table-cell>
          <table:table-cell table:number-columns-repeated="6"/>
          <table:table-cell table:style-name="ce21" office:value-type="string">
            <text:p>Gesamt</text:p>
          </table:table-cell>
          <table:table-cell table:style-name="ce21" table:number-columns-repeated="2"/>
          <table:table-cell table:style-name="ce25" table:formula="of:=SUM([.N35:.N80])" office:value-type="currency" office:currency="CHF" office:value="300">
            <text:p>SFr. 300</text:p>
          </table:table-cell>
          <table:table-cell table:number-columns-repeated="1010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de" number:country="CH">SFr.</number:currency-symbol>
      <number:text> </number:text>
      <number:number number:decimal-places="0" number:min-integer-digits="1" number:grouping="true"/>
    </number:currency-style>
    <number:currency-style style:name="N111">
      <style:text-properties fo:color="#ff0000"/>
      <number:currency-symbol number:language="de" number:country="CH">SFr.</number:currency-symbol>
      <number:text> -</number:text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7T20:08:34</meta:creation-date>
    <dc:date>2014-01-06T20:15:13</dc:date>
    <meta:editing-duration>PT5H19M22S</meta:editing-duration>
    <meta:editing-cycles>284</meta:editing-cycles>
    <meta:generator>LibreOffice/3.5$Linux_X86_64 LibreOffice_project/350m1$Build-2</meta:generator>
    <meta:document-statistic meta:table-count="3" meta:cell-count="1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1P0" style:volatile="true">
      <number:currency-symbol number:language="de" number:country="CH">SFr.</number:currency-symbol>
      <number:text> </number:text>
      <number:number number:decimal-places="0" number:min-integer-digits="1" number:grouping="true"/>
    </number:currency-style>
    <number:currency-style style:name="N111">
      <style:text-properties fo:color="#ff0000"/>
      <number:currency-symbol number:language="de" number:country="CH">SFr.</number:currency-symbol>
      <number:text> -</number:text>
      <number:number number:decimal-places="0" number:min-integer-digits="1" number:grouping="true"/>
      <style:map style:condition="value()&gt;=0" style:apply-style-name="N111P0"/>
    </number:currency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52cm" svg:height="7.875cm" xlink:href=".." xlink:type="simple" chart:class="chart:bar" chart:style-name="ch1">
        <chart:plot-area chart:style-name="ch2" table:cell-range-address="Sheet1.C23:Sheet1.N23 Sheet1.C29:Sheet1.N29" chart:data-source-has-labels="row" svg:x="0.881cm" svg:y="0.763cm" svg:width="19.809cm" svg:height="6.535cm">
          <chartooo:coordinate-region svg:x="2.693cm" svg:y="0.962cm" svg:width="17.997cm" svg:height="4.626cm"/>
          <chart:axis chart:dimension="x" chart:name="primary-x" chart:style-name="ch3" chartooo:axis-type="auto">
            <chartooo:date-scale/>
            <chart:categories table:cell-range-address="Sheet1.C23:Sheet1.N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9:Sheet1.N29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uar</text:p>
                <draw:g>
                  <svg:desc>Sheet1.C23:Sheet1.N23</svg:desc>
                </draw:g>
              </table:table-cell>
              <table:table-cell office:value-type="string">
                <text:p>Februar</text:p>
              </table:table-cell>
              <table:table-cell office:value-type="string">
                <text:p>März</text:p>
              </table:table-cell>
              <table:table-cell office:value-type="string">
                <text:p>April</text:p>
              </table:table-cell>
              <table:table-cell office:value-type="string">
                <text:p>Mai</text:p>
              </table:table-cell>
              <table:table-cell office:value-type="string">
                <text:p>Juni</text:p>
              </table:table-cell>
              <table:table-cell office:value-type="string">
                <text:p>Juli</text:p>
              </table:table-cell>
              <table:table-cell office:value-type="string">
                <text:p>August</text:p>
              </table:table-cell>
              <table:table-cell office:value-type="string">
                <text:p>September</text:p>
              </table:table-cell>
              <table:table-cell office:value-type="string">
                <text:p>Oktober</text:p>
              </table:table-cell>
              <table:table-cell office:value-type="string">
                <text:p>November</text:p>
              </table:table-cell>
              <table:table-cell office:value-type="string">
                <text:p>Dezember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5708">
                <text:p>5708</text:p>
                <draw:g>
                  <svg:desc>Sheet1.C29:Sheet1.N29</svg:desc>
                </draw:g>
              </table:table-cell>
              <table:table-cell office:value-type="float" office:value="6116">
                <text:p>6116</text:p>
              </table:table-cell>
              <table:table-cell office:value-type="float" office:value="2974">
                <text:p>2974</text:p>
              </table:table-cell>
              <table:table-cell office:value-type="float" office:value="3382">
                <text:p>3382</text:p>
              </table:table-cell>
              <table:table-cell office:value-type="float" office:value="3790">
                <text:p>3790</text:p>
              </table:table-cell>
              <table:table-cell office:value-type="float" office:value="4198">
                <text:p>4198</text:p>
              </table:table-cell>
              <table:table-cell office:value-type="float" office:value="4606">
                <text:p>4606</text:p>
              </table:table-cell>
              <table:table-cell office:value-type="float" office:value="5014">
                <text:p>5014</text:p>
              </table:table-cell>
              <table:table-cell office:value-type="float" office:value="5422">
                <text:p>5422</text:p>
              </table:table-cell>
              <table:table-cell office:value-type="float" office:value="5830">
                <text:p>5830</text:p>
              </table:table-cell>
              <table:table-cell office:value-type="float" office:value="5938">
                <text:p>5938</text:p>
              </table:table-cell>
              <table:table-cell office:value-type="float" office:value="5546">
                <text:p>5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1P0" style:volatile="true">
      <number:currency-symbol number:language="de" number:country="CH">SFr.</number:currency-symbol>
      <number:text> </number:text>
      <number:number number:decimal-places="0" number:min-integer-digits="1" number:grouping="true"/>
    </number:currency-style>
    <number:currency-style style:name="N111">
      <style:text-properties fo:color="#ff0000"/>
      <number:currency-symbol number:language="de" number:country="CH">SFr.</number:currency-symbol>
      <number:text> -</number:text>
      <number:number number:decimal-places="0" number:min-integer-digits="1" number:grouping="true"/>
      <style:map style:condition="value()&gt;=0" style:apply-style-name="N111P0"/>
    </number:currency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637cm" svg:height="33.451cm" xlink:href=".." xlink:type="simple" chart:class="chart:bar" chart:style-name="ch1">
        <chart:plot-area chart:style-name="ch2" table:cell-range-address="Sheet1.B35:Sheet1.B80 Sheet1.D35:Sheet1.D80" chart:data-source-has-labels="column" svg:x="0.922cm" svg:y="2.811cm" svg:width="21.771cm" svg:height="29.551cm">
          <chartooo:coordinate-region svg:x="6.2cm" svg:y="3.459cm" svg:width="15.711cm" svg:height="28.903cm"/>
          <chart:axis chart:dimension="x" chart:name="primary-x" chart:style-name="ch3" chartooo:axis-type="auto">
            <chartooo:date-scale/>
            <chart:categories table:cell-range-address="Sheet1.B35:Sheet1.B8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5:Sheet1.D80" chart:class="chart:bar"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B35:Sheet1.B80</svg:desc>
                </draw:g>
              </table:table-cell>
              <table:table-cell office:value-type="float" office:value="NaN">
                <text:p>NaN</text:p>
                <draw:g>
                  <svg:desc>Sheet1.D35:Sheet1.D8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una-Abo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Chaos Communication Congress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